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4D4C619847F31CC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852cm, 12.186cm, 27.87cm, 12.28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11.208cm" svg:x="0.4cm" svg:y="0.401cm">
          <draw:image xlink:href="Pictures/1000000000000BD000000FC04D4C619847F31CC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7:38:59.479756097</dc:date>
    <meta:editing-duration>PT2M54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